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3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font-size-asian="11pt" style:font-name-complex="Arial" style:font-size-complex="11pt"/>
    </style:style>
    <style:style style:name="T2" style:family="text">
      <style:text-properties style:text-underline-style="none" style:font-name-complex="Ari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">ПРОТОКОЛ <text:span text:style-name="T8">ПОВЕРКИ</text:span></text:p>
      <text:p text:style-name="P4"/>
      <text:p text:style-name="P5">Сигнализатора аварийного дозиметрического ДРГ-АТ2331</text:p>
      <text:p text:style-name="P5">Зав. № <text:span text:style-name="T3">$serial</text:span></text:p>
      <text:p text:style-name="P20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3"/>
      <text:p text:style-name="P27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5">H</text:span>*(10) = <text:span text:style-name="T18"><text:s/></text:span><text:span text:style-name="T16">$bground </text:span><text:s/>нЗв/ч, <text:s/>согласно методике, изложенной в <text:span text:style-name="T29">МП.2377-2013</text:span></text:p>
      <text:p text:style-name="P21"><text:span text:style-name="T8">1. С</text:span>редства <text:span text:style-name="T8">поверки</text:span></text:p>
      <text:p text:style-name="P11">а)<text:tab/>Эталонные средства измерений:</text:p>
      <text:p text:style-name="P28">- <text:span text:style-name="T3">$facility_110</text:span>;</text:p>
      <text:p text:style-name="P28">- <text:span text:style-name="T3">$facility_1</text:span><text:span text:style-name="T8">3</text:span><text:span text:style-name="T3">0</text:span>;</text:p>
      <text:p text:style-name="P12"><text:span text:style-name="T6">б</text:span><text:span text:style-name="T7">)<text:tab/></text:span><text:span text:style-name="T6">Оборудование</text:span><text:span text:style-name="T7">:</text:span></text:p>
      <text:p text:style-name="P29">- пульт проверки БД ТИАЯ.441546.001, или адаптер интерфейсный ТИАЯ.468369.004 с ПЭВМ, управляемой программой “SARKtech”;</text:p>
      <text:p text:style-name="P22">2. Поверка блоков детектирования</text:p>
      <text:p text:style-name="P11">а)<text:tab/>Внешний осмотр и опробование БД:</text:p>
      <text:p text:style-name="P30">- документация<text:tab/></text:p>
      <text:p text:style-name="P30">- отсутствие механических повреждений<text:tab/></text:p>
      <text:p text:style-name="P31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0">- контроль работоспособности<text:tab/></text:p>
      <text:p text:style-name="P11"><text:span text:style-name="T8">б</text:span>)<text:tab/>Определение допускаемой основной относительной погрешности измерения <text:s/>мощности <text:span text:style-name="T8">поглощенной</text:span> дозы измерителя с БДКГ–<text:span text:style-name="T8">25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8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5">Мощность <text:span text:style-name="T3"><text:s/></text:span><text:span text:style-name="T8">поглощен-ной</text:span> дозы в <text:span text:style-name="T8">контроль-ной</text:span> точке <text:span text:style-name="T23">Ḋ</text:span><text:span text:style-name="T11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4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9">Относи-тельная</text:span><text:span text:style-name="T28"> </text:span><text:span text:style-name="T9">погреш-ность</text:span><text:span text:style-name="T28"> </text:span><text:span text:style-name="T27">измерения</text:span> </text:p>
            <text:p text:style-name="P17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6"><text:span text:style-name="T8">Довери-тель</text:span>ная граница погреш-ности измерения <text:span text:style-name="T25">Δ</text:span><text:span text:style-name="T14">i</text:span><text:span text:style-name="T3">,</text:span> %</text:p>
          </table:table-cell>
          <table:table-cell table:style-name="t1.K2" table:number-rows-spanned="3" office:value-type="string">
            <text:p text:style-name="P19"><text:span text:style-name="T22">Предел основной </text:span><text:span text:style-name="T8">относи-тельной</text:span> <text:span text:style-name="T3">погреш-ности</text:span>, </text:p>
            <text:p text:style-name="P1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4">Фон, н<text:span text:style-name="T26">Гр</text:span>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5">D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30">D</text:span><text:span text:style-name="T10">1</text:span></text:p>
          </table:table-cell>
          <table:table-cell table:style-name="t1.D3" office:value-type="string">
            <text:p text:style-name="P24"><text:span text:style-name="T31">D</text:span><text:span text:style-name="T10">2</text:span></text:p>
          </table:table-cell>
          <table:table-cell table:style-name="t1.D3" office:value-type="string">
            <text:p text:style-name="P24"><text:span text:style-name="T31">D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<text:span text:style-name="T8">0,</text:span>7 <text:span text:style-name="T8">мкГр</text:span>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7" office:value-type="string">
            <text:p text:style-name="P10">±30</text:p>
          </table:table-cell>
        </table:table-row>
        <table:table-row table:style-name="t1.5">
          <table:table-cell table:style-name="t1.A5" office:value-type="string">
            <text:p text:style-name="P8">7 мк<text:span text:style-name="T8">Гр</text:span>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<text:span text:style-name="T8">0</text:span> <text:span text:style-name="T8">мкГр/ч</text:span>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0,</text:span>7 м<text:span text:style-name="T8">Гр</text:span>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<text:span text:style-name="T8">Гр</text:span>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70</text:span> <text:span text:style-name="T8">мГр</text:span>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11" office:value-type="string">
            <text:p text:style-name="P8"><text:span text:style-name="T8">0,</text:span>7 <text:span text:style-name="T8">Гр</text:span>/ч</text:p>
          </table:table-cell>
          <table:table-cell table:style-name="t1.B11" office:value-type="string">
            <text:p text:style-name="P9">$1-36</text:p>
          </table:table-cell>
          <table:table-cell table:style-name="t1.B11" office:value-type="string">
            <text:p text:style-name="P9">$1-46</text:p>
          </table:table-cell>
          <table:table-cell table:style-name="t1.B11" office:value-type="string">
            <text:p text:style-name="P9">$1-56</text:p>
          </table:table-cell>
          <table:table-cell table:style-name="t1.B11" office:value-type="string">
            <text:p text:style-name="P9">$1-66</text:p>
          </table:table-cell>
          <table:table-cell table:style-name="t1.B11" office:value-type="string">
            <text:p text:style-name="P9">$1-76</text:p>
          </table:table-cell>
          <table:table-cell table:style-name="t1.B11" office:value-type="string">
            <text:p text:style-name="P9">$1-86</text:p>
          </table:table-cell>
          <table:table-cell table:style-name="t1.B11" office:value-type="string">
            <text:p text:style-name="P9">$1-06</text:p>
          </table:table-cell>
          <table:table-cell table:style-name="t1.B11" office:value-type="string">
            <text:p text:style-name="P9">$1-16</text:p>
          </table:table-cell>
          <table:table-cell table:style-name="t1.B11" office:value-type="string">
            <text:p text:style-name="P9">$1-26</text:p>
          </table:table-cell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6">Выводы: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7" office:value-type="string">
            <text:p text:style-name="P7">Дата<text:tab/></text:p>
          </table:table-cell>
        </table:table-row>
      </table:table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2-02T15:25:24.58</dc:date>
    <meta:editing-duration>P3DT2H41M35S</meta:editing-duration>
    <meta:editing-cycles>316</meta:editing-cycles>
    <meta:generator>OpenOffice/4.1.6$Win32 OpenOffice.org_project/416m1$Build-9790</meta:generator>
    <meta:document-statistic meta:table-count="2" meta:image-count="0" meta:object-count="0" meta:page-count="2" meta:paragraph-count="115" meta:word-count="269" meta:character-count="1984"/>
  </office:meta>
</office:document-meta>
</file>